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4.264cm" svg:height="9.374cm" svg:x="3.255cm" svg:y="10.3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17T09:37:10.44</dc:date>
    <dc:creator>Franck OURION</dc:creator>
    <meta:editing-duration>PT00H00M10S</meta:editing-duration>
    <meta:editing-cycles>1</meta:editing-cycles>
    <meta:document-statistic meta:object-count="1"/>
    <meta:generator>OpenOffice.org/3.1$Win32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gradient" draw:fill-gradient-name="Gradient_20_2"/>
      <style:text-properties fo:color="#ffff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265cm" svg:height="9.375cm" chart:class="chart:scatter" chart:style-name="ch1">
        <chart:title svg:x="5.094cm" svg:y="0.188cm" chart:style-name="ch2">
          <text:p>Dérivée du polynôme</text:p>
        </chart:title>
        <chart:legend chart:legend-position="top" svg:x="6.119cm" svg:y="0.878cm" chart:style-name="ch3"/>
        <chart:plot-area chart:style-name="ch4" chart:data-source-has-labels="both" svg:x="0.369cm" svg:y="1.68cm" svg:width="13.326cm" svg:height="7.522cm">
          <chart:axis chart:dimension="x" chart:name="primary-x" chart:style-name="ch5">
            <chart:title svg:x="7.265cm" svg:y="8.791cm" chart:style-name="ch6">
              <text:p>x</text:p>
            </chart:title>
            <chart:categories table:cell-range-address="local-table.$A$2:.$A$42"/>
            <chart:grid chart:style-name="ch7" chart:class="major"/>
          </chart:axis>
          <chart:axis chart:dimension="y" chart:name="primary-y" chart:style-name="ch5">
            <chart:title svg:x="0.286cm" svg:y="5.379cm" chart:style-name="ch8">
              <text:p>f'(x)</text:p>
            </chart:title>
            <chart:grid chart:style-name="ch7" chart:class="major"/>
          </chart:axis>
          <chart:series chart:style-name="ch9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ente F'(x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">
                <text:p>-4.8</text:p>
              </table:table-cell>
              <table:table-cell office:value-type="float" office:value="77.2800000000002">
                <text:p>77.280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6">
                <text:p>-4.6</text:p>
              </table:table-cell>
              <table:table-cell office:value-type="float" office:value="68.1599999999998">
                <text:p>68.159999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4">
                <text:p>-4.4</text:p>
              </table:table-cell>
              <table:table-cell office:value-type="float" office:value="59.5199999999999">
                <text:p>59.51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2">
                <text:p>-4.2</text:p>
              </table:table-cell>
              <table:table-cell office:value-type="float" office:value="51.3600000000001">
                <text:p>51.36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43.6800000000001">
                <text:p>43.68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8">
                <text:p>-3.8</text:p>
              </table:table-cell>
              <table:table-cell office:value-type="float" office:value="36.48">
                <text:p>3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6">
                <text:p>-3.6</text:p>
              </table:table-cell>
              <table:table-cell office:value-type="float" office:value="29.76">
                <text:p>29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4">
                <text:p>-3.4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2">
                <text:p>-3.2</text:p>
              </table:table-cell>
              <table:table-cell office:value-type="float" office:value="17.7600000000001">
                <text:p>17.76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8">
                <text:p>-2.8</text:p>
              </table:table-cell>
              <table:table-cell office:value-type="float" office:value="7.68000000000004">
                <text:p>7.68000000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6">
                <text:p>-2.6</text:p>
              </table:table-cell>
              <table:table-cell office:value-type="float" office:value="3.35999999999995">
                <text:p>3.35999999999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4">
                <text:p>-2.4</text:p>
              </table:table-cell>
              <table:table-cell office:value-type="float" office:value="-0.479999999999947">
                <text:p>-0.479999999999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2">
                <text:p>-2.2</text:p>
              </table:table-cell>
              <table:table-cell office:value-type="float" office:value="-3.84000000000004">
                <text:p>-3.84000000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">
                <text:p>-1.8</text:p>
              </table:table-cell>
              <table:table-cell office:value-type="float" office:value="-9.11999999999999">
                <text:p>-9.119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">
                <text:p>-1.6</text:p>
              </table:table-cell>
              <table:table-cell office:value-type="float" office:value="-11.04">
                <text:p>-11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">
                <text:p>-1.4</text:p>
              </table:table-cell>
              <table:table-cell office:value-type="float" office:value="-12.48">
                <text:p>-12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">
                <text:p>-1.2</text:p>
              </table:table-cell>
              <table:table-cell office:value-type="float" office:value="-13.44">
                <text:p>-13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-13.92">
                <text:p>-13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">
                <text:p>-0.8</text:p>
              </table:table-cell>
              <table:table-cell office:value-type="float" office:value="-13.92">
                <text:p>-13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">
                <text:p>-0.6</text:p>
              </table:table-cell>
              <table:table-cell office:value-type="float" office:value="-13.44">
                <text:p>-13.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">
                <text:p>-0.4</text:p>
              </table:table-cell>
              <table:table-cell office:value-type="float" office:value="-12.48">
                <text:p>-12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11.04">
                <text:p>-11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">
                <text:p>0.2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">
                <text:p>0.4</text:p>
              </table:table-cell>
              <table:table-cell office:value-type="float" office:value="-3.84">
                <text:p>-3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-0.479999999999989">
                <text:p>-0.479999999999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3.36000000000002">
                <text:p>3.360000000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7.68000000000001">
                <text:p>7.68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">
                <text:p>1.4</text:p>
              </table:table-cell>
              <table:table-cell office:value-type="float" office:value="17.76">
                <text:p>17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">
                <text:p>1.6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">
                <text:p>1.8</text:p>
              </table:table-cell>
              <table:table-cell office:value-type="float" office:value="29.76">
                <text:p>29.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6.48">
                <text:p>36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">
                <text:p>2.2</text:p>
              </table:table-cell>
              <table:table-cell office:value-type="float" office:value="43.68">
                <text:p>43.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">
                <text:p>2.4</text:p>
              </table:table-cell>
              <table:table-cell office:value-type="float" office:value="51.36">
                <text:p>51.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">
                <text:p>2.6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">
                <text:p>2.8</text:p>
              </table:table-cell>
              <table:table-cell office:value-type="float" office:value="68.16">
                <text:p>68.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77.28">
                <text:p>77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2" draw:display-name="Gradient 2" draw:style="axial" draw:start-color="#000080" draw:end-color="#800000" draw:start-intensity="100%" draw:end-intensity="100%" draw:angle="300" draw:border="10%"/>
  </office:styles>
</office:document-styles>
</file>